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76f" officeooo:paragraph-rsid="000b876f"/>
    </style:style>
    <style:style style:name="P2" style:family="paragraph" style:parent-style-name="Standard">
      <style:paragraph-properties fo:text-align="justify" style:justify-single-word="false"/>
      <style:text-properties officeooo:rsid="000b876f" officeooo:paragraph-rsid="000b87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mseyerik@gmail.com <text:s/>erikkimsey.github.io</text:p>
      <text:p text:style-name="P1">Erik Kimsey <text:s/></text:p>
      <text:p text:style-name="P1">Frontend Engineer / Creative Engine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06T08:47:29.929723537</meta:creation-date>
    <meta:generator>LibreOffice/7.3.7.2$MacOSX_X86_64 LibreOffice_project/e114eadc50a9ff8d8c8a0567d6da8f454beeb84f</meta:generator>
    <dc:date>2022-12-06T08:59:44.104617337</dc:date>
    <meta:editing-duration>PT47S</meta:editing-duration>
    <meta:editing-cycles>1</meta:editing-cycles>
    <meta:document-statistic meta:table-count="0" meta:image-count="0" meta:object-count="0" meta:page-count="1" meta:paragraph-count="3" meta:word-count="9" meta:character-count="92" meta:non-whitespace-character-count="83"/>
  </office:meta>
</office:document-meta>
</file>